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instructeurs</text:p>
      <text:p text:style-name="P3"/>
      <text:p text:style-name="P3">Christophe VEZZANI</text:p>
      <text:p text:style-name="P3">CN 1er DAN FFK.DA de krav maga</text:p>
      <text:p text:style-name="P3">Diplôme d'instructeur fédéral </text:p>
      <text:p text:style-name="P5">BE de sport et culture physique</text:p>
      <text:p text:style-name="P5"/>
      <text:p text:style-name="P3">Christelle GUILHEN</text:p>
      <text:p text:style-name="P3">CN 1er DAN FFK.DA de krav maga</text:p>
      <text:p text:style-name="P3">Diplôme d'instructeur fédéral </text:p>
      <text:p text:style-name="P3"/>
      <text:p text:style-name="P3"/>
      <text:p text:style-name="P3"/>
      <text:p text:style-name="P3">Jean Michel GUILHEN</text:p>
      <text:p text:style-name="P5">CN 1er DAN FFK.DA <text:s/>de krav maga</text:p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5:40:30.06</meta:creation-date>
    <dc:date>2015-03-14T20:39:52.50</dc:date>
    <meta:editing-duration>PT24M35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42" meta:character-count="253"/>
  </office:meta>
</office:document-meta>
</file>